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WWNum3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aefd1"/>
    </style:style>
    <style:style style:name="P2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aefd1"/>
    </style:style>
    <style:style style:name="P3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10e99d"/>
    </style:style>
    <style:style style:name="P4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0caadf" officeooo:paragraph-rsid="000caadf"/>
    </style:style>
    <style:style style:name="P5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0e68ea" officeooo:paragraph-rsid="000e68ea"/>
    </style:style>
    <style:style style:name="P6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0f2d2d" officeooo:paragraph-rsid="000f2d2d"/>
    </style:style>
    <style:style style:name="P7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0e99d" officeooo:paragraph-rsid="0010e99d"/>
    </style:style>
    <style:style style:name="P8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style:text-underline-style="solid" style:text-underline-width="auto" style:text-underline-color="font-color" officeooo:rsid="000caadf" officeooo:paragraph-rsid="000caadf"/>
    </style:style>
    <style:style style:name="P9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style:text-underline-style="solid" style:text-underline-width="auto" style:text-underline-color="font-color" officeooo:rsid="000e68ea" officeooo:paragraph-rsid="000e68ea"/>
    </style:style>
    <style:style style:name="P10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style:text-underline-style="solid" style:text-underline-width="auto" style:text-underline-color="font-color" officeooo:rsid="000f2d2d" officeooo:paragraph-rsid="000f2d2d"/>
    </style:style>
    <style:style style:name="P11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style:text-underline-style="solid" style:text-underline-width="auto" style:text-underline-color="font-color" officeooo:rsid="001f1996" officeooo:paragraph-rsid="000f8945"/>
    </style:style>
    <style:style style:name="T1" style:family="text">
      <style:text-properties officeooo:rsid="000e68ea"/>
    </style:style>
    <style:style style:name="T2" style:family="text">
      <style:text-properties officeooo:rsid="000f89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7168982" text:style-name="WWNum3">
        <text:list-header>
          <text:p text:style-name="P1">NAME-SHAUNAK CHANDRA</text:p>
          <text:p text:style-name="P1">ROLL-2005757</text:p>
          <text:p text:style-name="P1">BRANCH-CSE (SLOT-1)</text:p>
          <text:p text:style-name="P1"><text:a xlink:type="simple" xlink:href="https://github.com/Kingsky1t/OOP_Lab_2005757" text:style-name="Internet_20_link" text:visited-style-name="Visited_20_Internet_20_Link">https://github.com/Kingsky1t/OOP_Lab_2005757</text:a></text:p>
        </text:list-header>
      </text:list>
      <text:p text:style-name="P2"/>
      <text:p text:style-name="P2">1) WAP to display the message "hello" followed by your name on screen. </text:p>
      <text:p text:style-name="P2">#include &lt;iostream&gt;</text:p>
      <text:p text:style-name="P2">using namespace std;</text:p>
      <text:p text:style-name="P2"/>
      <text:p text:style-name="P2">int main() {</text:p>
      <text:p text:style-name="P2"><text:tab/>char name[]="shaunak chandra";</text:p>
      <text:p text:style-name="P2"><text:tab/>cout&lt;&lt;"hello "&lt;&lt;name;</text:p>
      <text:p text:style-name="P2">}</text:p>
      <text:p text:style-name="P8">output</text:p>
      <text:p text:style-name="P4">hello shaunak chandra</text:p>
      <text:p text:style-name="P2"/>
      <text:p text:style-name="P2">2) Create a class which stores name, roll number and total marks for a student. Input the</text:p>
      <text:p text:style-name="P2">data for a student and display it. </text:p>
      <text:p text:style-name="P2">#include &lt;iostream&gt;</text:p>
      <text:p text:style-name="P2">using namespace std;</text:p>
      <text:p text:style-name="P2"/>
      <text:p text:style-name="P2">class student{</text:p>
      <text:p text:style-name="P2"><text:tab/>char name[100];</text:p>
      <text:p text:style-name="P2"><text:tab/>int roll;</text:p>
      <text:p text:style-name="P2"><text:tab/>int tot;</text:p>
      <text:p text:style-name="P2"><text:tab/></text:p>
      <text:p text:style-name="P2"><text:tab/>public:</text:p>
      <text:p text:style-name="P2"><text:tab/>void input() {</text:p>
      <text:p text:style-name="P2"><text:tab/><text:tab/>cout&lt;&lt;"enter the details of the student\n";</text:p>
      <text:p text:style-name="P2"><text:tab/><text:tab/>cout&lt;&lt;"enter name:";</text:p>
      <text:p text:style-name="P2"><text:tab/><text:tab/>cin&gt;&gt;name;</text:p>
      <text:p text:style-name="P2"><text:tab/><text:tab/>cout&lt;&lt;"enter roll no.:";</text:p>
      <text:p text:style-name="P2"><text:tab/><text:tab/>cin&gt;&gt;roll;</text:p>
      <text:p text:style-name="P2"><text:tab/><text:tab/>cout&lt;&lt;"enter total marks:";</text:p>
      <text:p text:style-name="P2"><text:tab/><text:tab/>cin&gt;&gt;tot;</text:p>
      <text:p text:style-name="P2"><text:tab/>}</text:p>
      <text:p text:style-name="P2"><text:tab/></text:p>
      <text:p text:style-name="P2"><text:tab/>void display() {</text:p>
      <text:p text:style-name="P2"><text:tab/><text:tab/>cout&lt;&lt;name&lt;&lt;" has roll number "&lt;&lt;roll&lt;&lt;" and total marks "&lt;&lt;tot;</text:p>
      <text:p text:style-name="P2"><text:tab/>}</text:p>
      <text:p text:style-name="P2">};</text:p>
      <text:p text:style-name="P2"/>
      <text:p text:style-name="P2">int main() {</text:p>
      <text:p text:style-name="P2"><text:tab/>student s;</text:p>
      <text:p text:style-name="P2"><text:tab/>s.input();</text:p>
      <text:p text:style-name="P2"><text:tab/>s.display();</text:p>
      <text:p text:style-name="P2"><text:tab/>return 0;</text:p>
      <text:p text:style-name="P2">}</text:p>
      <text:p text:style-name="P2"/>
      <text:p text:style-name="P9"><text:soft-page-break/>output</text:p>
      <text:p text:style-name="P5">enter the details of the student</text:p>
      <text:p text:style-name="P5">enter name:neek</text:p>
      <text:p text:style-name="P5">enter roll no.:757</text:p>
      <text:p text:style-name="P5">enter total marks:400</text:p>
      <text:p text:style-name="P5">neek has roll number 757 and total marks 400</text:p>
      <text:p text:style-name="P5"/>
      <text:p text:style-name="P2">3) Modify the program <text:span text:style-name="T1">(</text:span>2) to store marks in 5 subjects. Calculate the total marks and percentage of a student </text:p>
      <text:p text:style-name="P2">and display it. </text:p>
      <text:p text:style-name="P2">#include &lt;iostream&gt;</text:p>
      <text:p text:style-name="P2">using namespace std;</text:p>
      <text:p text:style-name="P2"/>
      <text:p text:style-name="P2">class student{</text:p>
      <text:p text:style-name="P2"><text:tab/>char name[100];</text:p>
      <text:p text:style-name="P2"><text:tab/>int roll;</text:p>
      <text:p text:style-name="P2"><text:tab/>int marks[5];</text:p>
      <text:p text:style-name="P2"><text:tab/>int tot=0;</text:p>
      <text:p text:style-name="P2"><text:tab/>int per=0;</text:p>
      <text:p text:style-name="P2"><text:tab/></text:p>
      <text:p text:style-name="P2"><text:tab/>public:</text:p>
      <text:p text:style-name="P2"><text:tab/>void input() {</text:p>
      <text:p text:style-name="P2"><text:tab/><text:tab/>cout&lt;&lt;"enter the details of the student\n";</text:p>
      <text:p text:style-name="P2"><text:tab/><text:tab/>cout&lt;&lt;"enter name:";</text:p>
      <text:p text:style-name="P2"><text:tab/><text:tab/>cin&gt;&gt;name;</text:p>
      <text:p text:style-name="P2"><text:tab/><text:tab/>cout&lt;&lt;"enter roll no.:";</text:p>
      <text:p text:style-name="P2"><text:tab/><text:tab/>cin&gt;&gt;roll;</text:p>
      <text:p text:style-name="P2"><text:tab/><text:tab/>cout&lt;&lt;"enter marks in 5 subjects:";</text:p>
      <text:p text:style-name="P2"><text:tab/><text:tab/>for(int i=0;i&lt;5;i++) {</text:p>
      <text:p text:style-name="P2"><text:tab/><text:tab/><text:tab/>cin&gt;&gt;marks[i];</text:p>
      <text:p text:style-name="P2"><text:tab/><text:tab/>}</text:p>
      <text:p text:style-name="P2"><text:tab/>}</text:p>
      <text:p text:style-name="P2"><text:tab/></text:p>
      <text:p text:style-name="P2"><text:tab/>void calc() {</text:p>
      <text:p text:style-name="P2"><text:tab/><text:tab/>for(int i=0;i&lt;5;i++) {</text:p>
      <text:p text:style-name="P2"><text:tab/><text:tab/><text:tab/>tot+=marks[i];</text:p>
      <text:p text:style-name="P2"><text:tab/><text:tab/>}</text:p>
      <text:p text:style-name="P2"><text:tab/><text:tab/>per=tot/5;</text:p>
      <text:p text:style-name="P2"><text:tab/>}</text:p>
      <text:p text:style-name="P2"><text:tab/></text:p>
      <text:p text:style-name="P2"><text:tab/>void display() {</text:p>
      <text:p text:style-name="P2"><text:tab/><text:tab/>cout&lt;&lt;name&lt;&lt;" has roll number "&lt;&lt;roll&lt;&lt;" and total marks "&lt;&lt;tot&lt;&lt;" and "&lt;&lt;per&lt;&lt;"%";</text:p>
      <text:p text:style-name="P2"><text:tab/>}</text:p>
      <text:p text:style-name="P2">};</text:p>
      <text:p text:style-name="P2"/>
      <text:p text:style-name="P2">int main() {</text:p>
      <text:p text:style-name="P2"><text:tab/>student s;</text:p>
      <text:p text:style-name="P2"><text:tab/>s.input();</text:p>
      <text:p text:style-name="P2"><text:tab/>s.calc();</text:p>
      <text:p text:style-name="P2"><text:soft-page-break/><text:tab/>s.display();</text:p>
      <text:p text:style-name="P2"><text:tab/>return 0;</text:p>
      <text:p text:style-name="P2">}</text:p>
      <text:p text:style-name="P2"/>
      <text:p text:style-name="P9">output</text:p>
      <text:p text:style-name="P5">enter the details of the student</text:p>
      <text:p text:style-name="P5">enter name:neel</text:p>
      <text:p text:style-name="P5">enter roll no.:757</text:p>
      <text:p text:style-name="P5">enter marks in 5 subjects:100 90 87 90 57</text:p>
      <text:p text:style-name="P5">neel has roll number 757 and total marks 424 and 84%</text:p>
      <text:p text:style-name="P5"/>
      <text:p text:style-name="P2">4) Create a class complex which stores real and imaginary part of a complex number. Input 10 complex numbers and display them. </text:p>
      <text:p text:style-name="P2">#include &lt;iostream&gt;</text:p>
      <text:p text:style-name="P2">using namespace std;</text:p>
      <text:p text:style-name="P2"/>
      <text:p text:style-name="P2">class complex{</text:p>
      <text:p text:style-name="P2"><text:tab/>int real;</text:p>
      <text:p text:style-name="P2"><text:tab/>int img;</text:p>
      <text:p text:style-name="P2"><text:tab/></text:p>
      <text:p text:style-name="P2"><text:tab/>public:</text:p>
      <text:p text:style-name="P2"><text:tab/>void input() {</text:p>
      <text:p text:style-name="P2"><text:tab/><text:tab/>cout&lt;&lt;"enter the complex number:";</text:p>
      <text:p text:style-name="P2"><text:tab/><text:tab/>cin&gt;&gt;real&gt;&gt;img;</text:p>
      <text:p text:style-name="P2"><text:tab/>}</text:p>
      <text:p text:style-name="P2"><text:tab/></text:p>
      <text:p text:style-name="P2"><text:tab/>void output() {</text:p>
      <text:p text:style-name="P2"><text:tab/><text:tab/>cout&lt;&lt;"\nthe complex number is "&lt;&lt;real&lt;&lt;"+i"&lt;&lt;img;</text:p>
      <text:p text:style-name="P2"><text:tab/>}</text:p>
      <text:p text:style-name="P2">};</text:p>
      <text:p text:style-name="P2"/>
      <text:p text:style-name="P2">int main() {</text:p>
      <text:p text:style-name="P2"><text:tab/>complex arr[10];</text:p>
      <text:p text:style-name="P2"><text:tab/>for(int i=0;i&lt;10;i++) {</text:p>
      <text:p text:style-name="P2"><text:tab/><text:tab/>arr[i].input();</text:p>
      <text:p text:style-name="P2"><text:tab/>}</text:p>
      <text:p text:style-name="P2"><text:tab/>for(int i=0;i&lt;10;i++) {</text:p>
      <text:p text:style-name="P2"><text:tab/><text:tab/>arr[i].output();</text:p>
      <text:p text:style-name="P2"><text:tab/>}</text:p>
      <text:p text:style-name="P2"><text:tab/>return 0;</text:p>
      <text:p text:style-name="P2">}</text:p>
      <text:p text:style-name="P2"/>
      <text:p text:style-name="P10">output</text:p>
      <text:p text:style-name="P6">enter the complex number:3 4 </text:p>
      <text:p text:style-name="P6">enter the complex number:1 3 </text:p>
      <text:p text:style-name="P6">enter the complex number:9 8</text:p>
      <text:p text:style-name="P6">enter the complex number:16 78 </text:p>
      <text:p text:style-name="P6">enter the complex number:09 66</text:p>
      <text:p text:style-name="P6">enter the complex number:23 1</text:p>
      <text:p text:style-name="P6">enter the complex number:6 3</text:p>
      <text:p text:style-name="P6"><text:soft-page-break/>enter the complex number:90 7</text:p>
      <text:p text:style-name="P6">enter the complex number:11 56</text:p>
      <text:p text:style-name="P6">enter the complex number:34 7</text:p>
      <text:p text:style-name="P6"/>
      <text:p text:style-name="P6">the complex number is 3+i4</text:p>
      <text:p text:style-name="P6">the complex number is 1+i3</text:p>
      <text:p text:style-name="P6">the complex number is 9+i8</text:p>
      <text:p text:style-name="P6">the complex number is 16+i78</text:p>
      <text:p text:style-name="P6">the complex number is 9+i66</text:p>
      <text:p text:style-name="P6">the complex number is 23+i1</text:p>
      <text:p text:style-name="P6">the complex number is 6+i3</text:p>
      <text:p text:style-name="P6">the complex number is 90+i7</text:p>
      <text:p text:style-name="P6">the complex number is 11+i56</text:p>
      <text:p text:style-name="P6">the complex number is 34+i7</text:p>
      <text:p text:style-name="P2"/>
      <text:p text:style-name="P2">5) Create a class distance which stores a distance in feet and inches. Input 2 distance values</text:p>
      <text:p text:style-name="P2">in objects, add them, store the resultant distance in and object and display it.</text:p>
      <text:p text:style-name="P2">Write the above program in two ways. </text:p>
      <text:p text:style-name="P2">a) store the resultant distance in the calling object:C3.add(C1,C2)</text:p>
      <text:p text:style-name="P2">b) return the resultant object C3=C1.add(C2)</text:p>
      <text:p text:style-name="P2">#include &lt;iostream&gt;</text:p>
      <text:p text:style-name="P2">using namespace std;</text:p>
      <text:p text:style-name="P2"/>
      <text:p text:style-name="P2">class Distance{</text:p>
      <text:p text:style-name="P2"><text:tab/>public:</text:p>
      <text:p text:style-name="P2"><text:tab/>int ft;</text:p>
      <text:p text:style-name="P2"><text:tab/>int in;</text:p>
      <text:p text:style-name="P2"><text:tab/></text:p>
      <text:p text:style-name="P2"><text:tab/>void input() {</text:p>
      <text:p text:style-name="P2"><text:tab/><text:tab/>cout&lt;&lt;"enter the distance in ft and inches:";</text:p>
      <text:p text:style-name="P2"><text:tab/><text:tab/>cin&gt;&gt;ft&gt;&gt;in;</text:p>
      <text:p text:style-name="P2"><text:tab/>}</text:p>
      <text:p text:style-name="P2"><text:tab/></text:p>
      <text:p text:style-name="P2"><text:tab/>void add(Distance a,Distance b) {</text:p>
      <text:p text:style-name="P2"><text:tab/><text:tab/>ft=a.ft+b.ft;</text:p>
      <text:p text:style-name="P2"><text:tab/><text:tab/>in=a.in+b.in;</text:p>
      <text:p text:style-name="P2"><text:tab/><text:tab/>if(in&gt;=12) {</text:p>
      <text:p text:style-name="P2"><text:tab/><text:tab/><text:tab/>ft++;</text:p>
      <text:p text:style-name="P2"><text:tab/><text:tab/><text:tab/>in-=12;</text:p>
      <text:p text:style-name="P2"><text:tab/><text:tab/>}</text:p>
      <text:p text:style-name="P2"><text:tab/>}</text:p>
      <text:p text:style-name="P2"><text:tab/></text:p>
      <text:p text:style-name="P2"><text:tab/>Distance add(Distance a) {</text:p>
      <text:p text:style-name="P2"><text:tab/><text:tab/>Distance m;</text:p>
      <text:p text:style-name="P2"><text:tab/><text:tab/>m.ft=ft+a.ft;</text:p>
      <text:p text:style-name="P2"><text:tab/><text:tab/>m.in=in+a.in;</text:p>
      <text:p text:style-name="P2"><text:tab/><text:tab/>if(m.in&gt;=12) {</text:p>
      <text:p text:style-name="P2"><text:tab/><text:tab/><text:tab/>m.ft++;</text:p>
      <text:p text:style-name="P2"><text:tab/><text:tab/><text:tab/>m.in-=12;</text:p>
      <text:p text:style-name="P2"><text:soft-page-break/><text:tab/><text:tab/>}</text:p>
      <text:p text:style-name="P2"><text:tab/><text:tab/>return m;</text:p>
      <text:p text:style-name="P2"><text:tab/>}</text:p>
      <text:p text:style-name="P2"><text:tab/></text:p>
      <text:p text:style-name="P2"><text:tab/>void display() {</text:p>
      <text:p text:style-name="P2"><text:tab/><text:tab/>cout&lt;&lt;"the addition of distances is "&lt;&lt;ft&lt;&lt;" ft and "&lt;&lt;in&lt;&lt;" inches";</text:p>
      <text:p text:style-name="P2"><text:tab/>}</text:p>
      <text:p text:style-name="P2">};</text:p>
      <text:p text:style-name="P2"/>
      <text:p text:style-name="P2">int main() {</text:p>
      <text:p text:style-name="P2"><text:tab/>Distance c1,c2,c3;</text:p>
      <text:p text:style-name="P2"><text:tab/>c1.input();</text:p>
      <text:p text:style-name="P2"><text:tab/>c2.input();</text:p>
      <text:p text:style-name="P2"><text:tab/>c3.add(c1,c2);</text:p>
      <text:p text:style-name="P2"><text:tab/>c3.display();</text:p>
      <text:p text:style-name="P2"><text:tab/>cout&lt;&lt;"\n";</text:p>
      <text:p text:style-name="P2"><text:tab/>Distance d1,d2,d3;</text:p>
      <text:p text:style-name="P2"><text:tab/>d1.input();</text:p>
      <text:p text:style-name="P2"><text:tab/>d2.input();</text:p>
      <text:p text:style-name="P2"><text:tab/>d3=d1.add(d2);</text:p>
      <text:p text:style-name="P2"><text:tab/>d3.display();</text:p>
      <text:p text:style-name="P2"><text:tab/>return 0;</text:p>
      <text:p text:style-name="P2">}</text:p>
      <text:p text:style-name="P10">output</text:p>
      <text:p text:style-name="P6">enter the distance in ft and inches:12 6</text:p>
      <text:p text:style-name="P6">enter the distance in ft and inches:4 11</text:p>
      <text:p text:style-name="P6">the addition of distances is 17 ft and 5 inches</text:p>
      <text:p text:style-name="P6">enter the distance in ft and inches:2 4</text:p>
      <text:p text:style-name="P6">enter the distance in ft and inches:7 9</text:p>
      <text:p text:style-name="P6">the addition of distances is 10 ft and 1 inches</text:p>
      <text:p text:style-name="P2"/>
      <text:p text:style-name="P2">6) Create a class which stores id, name, age and basic salary of an employee. Input data for</text:p>
      <text:p text:style-name="P2">n number of employees. Calculate the gross salary of all the employees and display it</text:p>
      <text:p text:style-name="P2">along with all other details in a tabular form. [Gross salary= Basic salary + DA + HRA, DA = 80% of Basic salary</text:p>
      <text:p text:style-name="P2">HRA=10% of Basic salary ]</text:p>
      <text:p text:style-name="P2">#include &lt;iostream&gt;</text:p>
      <text:p text:style-name="P2">using namespace std;</text:p>
      <text:p text:style-name="P2"/>
      <text:p text:style-name="P2">class employee {</text:p>
      <text:p text:style-name="P2"><text:tab/>char id[20];</text:p>
      <text:p text:style-name="P2"><text:tab/>char name[100];</text:p>
      <text:p text:style-name="P2"><text:tab/>int age;</text:p>
      <text:p text:style-name="P2"><text:tab/>int bas_sal;</text:p>
      <text:p text:style-name="P2"><text:tab/>int grs_sal;</text:p>
      <text:p text:style-name="P2"><text:tab/>public:</text:p>
      <text:p text:style-name="P2"><text:tab/>void input() {</text:p>
      <text:p text:style-name="P2"><text:tab/><text:tab/>cout&lt;&lt;"enter id:";</text:p>
      <text:p text:style-name="P2"><text:tab/><text:tab/>cin&gt;&gt;id;</text:p>
      <text:p text:style-name="P2"><text:tab/><text:tab/>cout&lt;&lt;"enter name:";</text:p>
      <text:p text:style-name="P2"><text:soft-page-break/><text:tab/><text:tab/>cin&gt;&gt;name;</text:p>
      <text:p text:style-name="P2"><text:tab/><text:tab/>cout&lt;&lt;"enter age:";</text:p>
      <text:p text:style-name="P2"><text:tab/><text:tab/>cin&gt;&gt;age;</text:p>
      <text:p text:style-name="P2"><text:tab/><text:tab/>cout&lt;&lt;"enter basic salary:";</text:p>
      <text:p text:style-name="P2"><text:tab/><text:tab/>cin&gt;&gt;bas_sal;</text:p>
      <text:p text:style-name="P2"><text:tab/>}</text:p>
      <text:p text:style-name="P2"/>
      <text:p text:style-name="P2"><text:tab/>void cal() {</text:p>
      <text:p text:style-name="P2"><text:tab/><text:tab/>grs_sal=bas_sal+0.8*bas_sal+0.1*bas_sal;</text:p>
      <text:p text:style-name="P2"><text:tab/>}</text:p>
      <text:p text:style-name="P2"><text:tab/></text:p>
      <text:p text:style-name="P2"><text:tab/>void output() {</text:p>
      <text:p text:style-name="P2"><text:tab/><text:tab/>cout&lt;&lt;id&lt;&lt;"\t"&lt;&lt;name&lt;&lt;"\t"&lt;&lt;age&lt;&lt;"\t"&lt;&lt;bas_sal&lt;&lt;"\t"&lt;&lt;grs_sal&lt;&lt;"\n";</text:p>
      <text:p text:style-name="P2"><text:tab/>}</text:p>
      <text:p text:style-name="P2">};</text:p>
      <text:p text:style-name="P2"/>
      <text:p text:style-name="P2">int main() {</text:p>
      <text:p text:style-name="P2"><text:tab/>int n;</text:p>
      <text:p text:style-name="P2"><text:tab/>cout&lt;&lt;"enter the number of employees:";</text:p>
      <text:p text:style-name="P2"><text:tab/>cin&gt;&gt;n;</text:p>
      <text:p text:style-name="P2"><text:tab/>employee arr[n];</text:p>
      <text:p text:style-name="P2"><text:tab/>for(int i=0;i&lt;n;i++) {</text:p>
      <text:p text:style-name="P2"><text:tab/><text:tab/>arr[i].input();</text:p>
      <text:p text:style-name="P2"><text:tab/><text:tab/>arr[i].cal();</text:p>
      <text:p text:style-name="P2"><text:tab/>}</text:p>
      <text:p text:style-name="P2"><text:tab/>cout&lt;&lt;"in tabular form:\n";</text:p>
      <text:p text:style-name="P2"><text:tab/>cout&lt;&lt;"id\tname\tage\tbasic salary\tgross salary\n";</text:p>
      <text:p text:style-name="P2"><text:tab/>for(int i=0;i&lt;n;i++) {</text:p>
      <text:p text:style-name="P2"><text:tab/><text:tab/>arr[i].output();</text:p>
      <text:p text:style-name="P2"><text:tab/>}</text:p>
      <text:p text:style-name="P2"><text:tab/>return 0;</text:p>
      <text:p text:style-name="P2">}</text:p>
      <text:p text:style-name="P11"><text:span text:style-name="T2">output</text:span></text:p>
      <text:p text:style-name="P3">enter the number of employees:2</text:p>
      <text:p text:style-name="P3">enter id:ek677</text:p>
      <text:p text:style-name="P3">enter name:neel</text:p>
      <text:p text:style-name="P3">enter age:19</text:p>
      <text:p text:style-name="P3">enter basic salary:40000</text:p>
      <text:p text:style-name="P3">enter id:yu778</text:p>
      <text:p text:style-name="P3">enter name:sai</text:p>
      <text:p text:style-name="P3">enter age:19</text:p>
      <text:p text:style-name="P3">enter basic salary:80000</text:p>
      <text:p text:style-name="P3">in tabular form:</text:p>
      <text:p text:style-name="P3">id<text:tab/> <text:s text:c="6"/>name<text:tab/>age<text:tab/>basic salary<text:tab/>gross salary</text:p>
      <text:p text:style-name="P3">ek677<text:tab/>neel<text:tab/>19<text:tab/>40000<text:tab/> <text:s text:c="11"/>76000</text:p>
      <text:p text:style-name="P3">yu778<text:tab/>sai<text:tab/>19<text:tab/>80000<text:tab/> <text:s text:c="11"/>152000</text:p>
      <text:p text:style-name="P3"><text:tab/></text:p>
      <text:p text:style-name="P2"><text:tab/></text:p>
      <text:p text:style-name="P2"><text:tab/></text:p>
      <text:p text:style-name="P2"><text:soft-page-break/><text:tab/></text:p>
      <text:p text:style-name="P2"/>
      <text:p text:style-name="P2">7) Create a class which stores x and y coordinates of a point. Calculate distance between</text:p>
      <text:p text:style-name="P2">two given points and display it.</text:p>
      <text:p text:style-name="P2">#include &lt;iostream&gt;</text:p>
      <text:p text:style-name="P2">#include &lt;cmath&gt;</text:p>
      <text:p text:style-name="P2">using namespace std;</text:p>
      <text:p text:style-name="P2"/>
      <text:p text:style-name="P2">class Point {</text:p>
      <text:p text:style-name="P2"><text:tab/>public:</text:p>
      <text:p text:style-name="P2"><text:tab/>int x;</text:p>
      <text:p text:style-name="P2"><text:tab/>int y;</text:p>
      <text:p text:style-name="P2"><text:tab/></text:p>
      <text:p text:style-name="P2"><text:tab/>void input() {</text:p>
      <text:p text:style-name="P2"><text:tab/><text:tab/>cout&lt;&lt;"enter the x coordinate:";</text:p>
      <text:p text:style-name="P2"><text:tab/><text:tab/>cin&gt;&gt;x;</text:p>
      <text:p text:style-name="P2"><text:tab/><text:tab/>cout&lt;&lt;"enter the y coordinate:";</text:p>
      <text:p text:style-name="P2"><text:tab/><text:tab/>cin&gt;&gt;y;</text:p>
      <text:p text:style-name="P2"><text:tab/>}</text:p>
      <text:p text:style-name="P2"><text:tab/></text:p>
      <text:p text:style-name="P2"><text:tab/>void dist(Point a) {</text:p>
      <text:p text:style-name="P2"><text:tab/><text:tab/>int m=abs(x-a.x);</text:p>
      <text:p text:style-name="P2"><text:tab/><text:tab/>int n=abs(y-a.y);</text:p>
      <text:p text:style-name="P2"><text:tab/><text:tab/>double dis= m*m+n*n;</text:p>
      <text:p text:style-name="P2"><text:tab/><text:tab/>dis=sqrt(dis);</text:p>
      <text:p text:style-name="P2"><text:tab/><text:tab/>cout&lt;&lt;"the distance between the points is "&lt;&lt;dis;</text:p>
      <text:p text:style-name="P2"><text:tab/>}</text:p>
      <text:p text:style-name="P2">};</text:p>
      <text:p text:style-name="P2"/>
      <text:p text:style-name="P2">int main() {</text:p>
      <text:p text:style-name="P2"><text:tab/>Point a,b;</text:p>
      <text:p text:style-name="P2"><text:tab/>a.input();</text:p>
      <text:p text:style-name="P2"><text:tab/>b.input();</text:p>
      <text:p text:style-name="P2"><text:tab/>a.dist(b);</text:p>
      <text:p text:style-name="P2"><text:tab/>return 0;</text:p>
      <text:p text:style-name="P2">}</text:p>
      <text:p text:style-name="P2"><text:tab/></text:p>
      <text:p text:style-name="P7">output</text:p>
      <text:p text:style-name="P7">enter the x coordinate:2 </text:p>
      <text:p text:style-name="P7">enter the y coordinate:4</text:p>
      <text:p text:style-name="P7">enter the x coordinate:7 <text:s/></text:p>
      <text:p text:style-name="P7">enter the y coordinate:9</text:p>
      <text:p text:style-name="P7">the distance between the points is 7.0710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3b4854" fo:font-size="10.5pt" fo:letter-spacing="-0.044cm" style:font-name-asian="Arial" style:font-family-asian="Arial" style:font-family-generic-asian="system" style:font-pitch-asian="variable" style:font-size-asian="10.5pt" style:font-size-complex="10.5pt" style:text-scale="16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 fo:text-indent="-0.282cm" fo:margin-left="0.194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82cm" fo:margin-left="3.01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82cm" fo:margin-left="4.40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82cm" fo:margin-left="5.794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82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82cm" fo:margin-left="8.5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82cm" fo:margin-left="9.9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82cm" fo:margin-left="11.35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82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00:56:45.688044865</meta:creation-date>
    <dc:date>2021-08-07T01:54:08.717173022</dc:date>
    <meta:editing-duration>PT16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311" meta:word-count="938" meta:character-count="6142" meta:non-whitespace-character-count="5194"/>
  </office:meta>
</office:document-meta>
</file>